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R</text:p>
          </table:table-cell>
          <table:table-cell office:value-type="string">
            <text:p>R</text:p>
          </table:table-cell>
          <table:table-cell office:value-type="string">
            <text:p>LMG</text:p>
          </table:table-cell>
          <table:table-cell office:value-type="string">
            <text:p>SMG</text:p>
          </table:table-cell>
          <table:table-cell office:value-type="string">
            <text:p>BR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RPM</text:p>
          </table:table-cell>
          <table:table-cell/>
          <table:table-cell/>
          <table:table-cell table:number-columns-repeated="2"/>
          <table:table-cell table:number-columns-repeated="2"/>
        </table:table-row>
        <table:table-row table:style-name="ro1">
          <table:table-cell office:value-type="string">
            <text:p>Barrel length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Tested length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Tested velocity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Muzzle Velocity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Tested energy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Muzzle Energy</text:p>
          </table:table-cell>
          <table:table-cell table:formula="of:=[.B4]/[.B5]*([.B8]/[.B6]*[.B7])" office:value-type="float" office:value="0">
            <text:p>#DIV/0!</text:p>
          </table:table-cell>
          <table:table-cell table:formula="of:=[.C4]/[.C5]*([.C8]/[.C6]*[.C7])" office:value-type="float" office:value="0">
            <text:p>#DIV/0!</text:p>
          </table:table-cell>
          <table:table-cell table:formula="of:=[.D4]/[.D5]*([.D8]/[.D6]*[.D7])" office:value-type="float" office:value="0">
            <text:p>#DIV/0!</text:p>
          </table:table-cell>
          <table:table-cell table:formula="of:=[.E4]/[.E5]*([.E8]/[.E6]*[.E7])" office:value-type="float" office:value="0">
            <text:p>#DIV/0!</text:p>
          </table:table-cell>
          <table:table-cell table:formula="of:=[.F4]/[.F5]*([.F8]/[.F6]*[.F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Mass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Projectile Mass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Recoil</text:p>
          </table:table-cell>
          <table:table-cell table:formula="of:=[.B11]*[.B7]/[.B10]" office:value-type="float" office:value="0">
            <text:p>#DIV/0!</text:p>
          </table:table-cell>
          <table:table-cell table:formula="of:=[.C11]*[.C7]/[.C10]" office:value-type="float" office:value="0">
            <text:p>#DIV/0!</text:p>
          </table:table-cell>
          <table:table-cell table:formula="of:=[.D11]*[.D7]/[.D10]" office:value-type="float" office:value="0">
            <text:p>#DIV/0!</text:p>
          </table:table-cell>
          <table:table-cell table:formula="of:=[.E11]*[.E7]/[.E10]" office:value-type="float" office:value="0">
            <text:p>#DIV/0!</text:p>
          </table:table-cell>
          <table:table-cell table:formula="of:=[.F11]*[.F7]/[.F10]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Year of manufacture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damageAmountBase</text:p>
          </table:table-cell>
          <table:table-cell table:formula="of:=[.B9]/254.57" office:value-type="float" office:value="0">
            <text:p>#DIV/0!</text:p>
          </table:table-cell>
          <table:table-cell table:formula="of:=[.C9]/222.97" office:value-type="float" office:value="0">
            <text:p>#DIV/0!</text:p>
          </table:table-cell>
          <table:table-cell table:formula="of:=[.D9]/364.375" office:value-type="float" office:value="0">
            <text:p>#DIV/0!</text:p>
          </table:table-cell>
          <table:table-cell table:formula="of:=([.E9]/202.66)/2+2.5" office:value-type="float" office:value="0">
            <text:p>#DIV/0!</text:p>
          </table:table-cell>
          <table:table-cell table:formula="of:=[.E9]/238.77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Speed</text:p>
          </table:table-cell>
          <table:table-cell table:formula="of:=[.B7]*0.0738396/2 + 35" office:value-type="float" office:value="35">
            <text:p>35</text:p>
          </table:table-cell>
          <table:table-cell table:formula="of:=[.C7]*0.094086" office:value-type="float" office:value="0">
            <text:p>0</text:p>
          </table:table-cell>
          <table:table-cell table:formula="of:=[.D7]*0.047619" office:value-type="float" office:value="0">
            <text:p>0</text:p>
          </table:table-cell>
          <table:table-cell table:formula="of:=[.E7]*0.0748299/4 + 41.25" office:value-type="float" office:value="41.25">
            <text:p>41.25</text:p>
          </table:table-cell>
          <table:table-cell table:formula="of:=[.F7]*0.094086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WorkToMake</text:p>
          </table:table-cell>
          <table:table-cell table:formula="of:=([.B13]-1800)*731.7" office:value-type="float" office:value="-1317060">
            <text:p>-1317060</text:p>
          </table:table-cell>
          <table:table-cell table:formula="of:=([.C13]-1800)*467.28" office:value-type="float" office:value="-841104">
            <text:p>-841104</text:p>
          </table:table-cell>
          <table:table-cell table:formula="of:=([.D13]-1800)*789.47" office:value-type="float" office:value="-1421046">
            <text:p>-1421046</text:p>
          </table:table-cell>
          <table:table-cell table:formula="of:=([.E13]-1800)*324.675" office:value-type="float" office:value="-584415">
            <text:p>-584415</text:p>
          </table:table-cell>
          <table:table-cell table:formula="of:=([.F13]-1800)*731.7" office:value-type="float" office:value="-1317060">
            <text:p>-1317060</text:p>
          </table:table-cell>
          <table:table-cell/>
        </table:table-row>
        <table:table-row table:style-name="ro1">
          <table:table-cell office:value-type="string">
            <text:p>Accuracy</text:p>
          </table:table-cell>
          <table:table-cell table:number-columns-repeated="6"/>
        </table:table-row>
        <table:table-row table:style-name="ro1">
          <table:table-cell office:value-type="string">
            <text:p>Touch</text:p>
          </table:table-cell>
          <table:table-cell table:formula="of:=(0.7*([.B7]/[.B12])/997.894)/5+0.56" office:value-type="float" office:value="0">
            <text:p>#DIV/0!</text:p>
          </table:table-cell>
          <table:table-cell table:formula="of:=(0.75*([.C7]/[.C12])/363.63)/2+0.375" office:value-type="float" office:value="0">
            <text:p>#DIV/0!</text:p>
          </table:table-cell>
          <table:table-cell table:formula="of:=(0.5*([.D7]/[.D12])/1200)/6+0.416" office:value-type="float" office:value="0">
            <text:p>#DIV/0!</text:p>
          </table:table-cell>
          <table:table-cell table:formula="of:=(0.89*([.E7]/[.E12])/153.191)/6+0.712" office:value-type="float" office:value="0">
            <text:p>#DIV/0!</text:p>
          </table:table-cell>
          <table:table-cell table:formula="of:=(0.73*([.F7]/[.F12])/680.762)/3.5+0.468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Short</text:p>
          </table:table-cell>
          <table:table-cell table:formula="of:=(0.87*([.B7]/[.B12])/997.894)/5+0.696" office:value-type="float" office:value="0">
            <text:p>#DIV/0!</text:p>
          </table:table-cell>
          <table:table-cell table:formula="of:=(0.96*([.C7]/[.C12])/363.63)/2+0.48" office:value-type="float" office:value="0">
            <text:p>#DIV/0!</text:p>
          </table:table-cell>
          <table:table-cell table:formula="of:=(0.64*([.D7]/[.D12])/1200)/6+0.533" office:value-type="float" office:value="0">
            <text:p>#DIV/0!</text:p>
          </table:table-cell>
          <table:table-cell table:formula="of:=(0.64*([.E7]/[.E12])/153.191)/6+0.512" office:value-type="float" office:value="0">
            <text:p>#DIV/0!</text:p>
          </table:table-cell>
          <table:table-cell table:formula="of:=(0.92*([.F7]/[.F12])/680.762)/3.5+0.588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Medium</text:p>
          </table:table-cell>
          <table:table-cell table:formula="of:=(0.77*([.B7]/[.B12])/997.894)/5+0.616" office:value-type="float" office:value="0">
            <text:p>#DIV/0!</text:p>
          </table:table-cell>
          <table:table-cell table:formula="of:=(0.92*([.C7]/[.C12])/363.63)/2+0.46" office:value-type="float" office:value="0">
            <text:p>#DIV/0!</text:p>
          </table:table-cell>
          <table:table-cell table:formula="of:=(0.41*([.D7]/[.D12])/1200)/6+0.342" office:value-type="float" office:value="0">
            <text:p>#DIV/0!</text:p>
          </table:table-cell>
          <table:table-cell table:formula="of:=(0.37*([.E7]/[.E12])/153.191)/6+0.28" office:value-type="float" office:value="0">
            <text:p>#DIV/0!</text:p>
          </table:table-cell>
          <table:table-cell table:formula="of:=(0.85*([.F7]/[.F12])/680.762)/3.5+0.538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Long</text:p>
          </table:table-cell>
          <table:table-cell table:formula="of:=(0.64*([.B7]/[.B12])/997.894)/5+0.512" office:value-type="float" office:value="0">
            <text:p>#DIV/0!</text:p>
          </table:table-cell>
          <table:table-cell table:formula="of:=(0.9*([.C7]/[.C12])/363.63)/2+0.45" office:value-type="float" office:value="0">
            <text:p>#DIV/0!</text:p>
          </table:table-cell>
          <table:table-cell table:formula="of:=(0.22*([.D7]/[.D12])/1200)/6+0.183" office:value-type="float" office:value="0">
            <text:p>#DIV/0!</text:p>
          </table:table-cell>
          <table:table-cell table:formula="of:=(0.22*([.E7]/[.E12])/153.191)/6+0.165" office:value-type="float" office:value="0">
            <text:p>#DIV/0!</text:p>
          </table:table-cell>
          <table:table-cell table:formula="of:=(0.77*([.F7]/[.F12])/680.762)/3.5+0.481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RangedWeaponCooldown</text:p>
          </table:table-cell>
          <table:table-cell table:formula="of:=[.B12]*0.726/2+0.345" office:value-type="float" office:value="0">
            <text:p>#DIV/0!</text:p>
          </table:table-cell>
          <table:table-cell table:formula="of:=[.C12]*0.322" office:value-type="float" office:value="0">
            <text:p>#DIV/0!</text:p>
          </table:table-cell>
          <table:table-cell table:formula="of:=[.D12]+0.7" office:value-type="float" office:value="0">
            <text:p>#DIV/0!</text:p>
          </table:table-cell>
          <table:table-cell table:formula="of:=[.E12]*0.857/2+0.33" office:value-type="float" office:value="0">
            <text:p>#DIV/0!</text:p>
          </table:table-cell>
          <table:table-cell table:formula="of:=[.F12]*0.524/2+0.4345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Steel</text:p>
          </table:table-cell>
          <table:table-cell table:formula="of:=[.B10]*0.03067" office:value-type="float" office:value="0">
            <text:p>0</text:p>
          </table:table-cell>
          <table:table-cell table:formula="of:=[.C10]*0.0225" office:value-type="float" office:value="0">
            <text:p>0</text:p>
          </table:table-cell>
          <table:table-cell table:formula="of:=[.D10]*0.013043" office:value-type="float" office:value="0">
            <text:p>0</text:p>
          </table:table-cell>
          <table:table-cell table:formula="of:=[.E10]*0.0393" office:value-type="float" office:value="0">
            <text:p>0</text:p>
          </table:table-cell>
          <table:table-cell table:formula="of:=[.F10]*0.0265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mp</text:p>
          </table:table-cell>
          <table:table-cell table:formula="of:=[.B10]*0.00122" office:value-type="float" office:value="0">
            <text:p>0</text:p>
          </table:table-cell>
          <table:table-cell table:formula="of:=[.C10]*0.001" office:value-type="float" office:value="0">
            <text:p>0</text:p>
          </table:table-cell>
          <table:table-cell table:formula="of:=[.D10]*0.00034782" office:value-type="float" office:value="0">
            <text:p>0</text:p>
          </table:table-cell>
          <table:table-cell table:formula="of:=[.E10]*0.00121" office:value-type="float" office:value="0">
            <text:p>0</text:p>
          </table:table-cell>
          <table:table-cell table:formula="of:=[.F10]*0.0011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nge</text:p>
          </table:table-cell>
          <table:table-cell table:formula="of:=([.B7]^2*([.B11]/2))/56169.2/2+16" office:value-type="float" office:value="16">
            <text:p>16</text:p>
          </table:table-cell>
          <table:table-cell table:formula="of:=([.C7]^2*([.C11]/2)/82282.378)/2+18.5" office:value-type="float" office:value="18.5">
            <text:p>18.5</text:p>
          </table:table-cell>
          <table:table-cell table:formula="of:=([.D7]^2*([.D11]/2)/131621.538)/2+13" office:value-type="float" office:value="13">
            <text:p>13</text:p>
          </table:table-cell>
          <table:table-cell table:formula="of:=([.E7]^2*([.E11]/2)/26049.6)/4+15" office:value-type="float" office:value="15">
            <text:p>15</text:p>
          </table:table-cell>
          <table:table-cell table:formula="of:=([.F7]^2*([.F11]/2)/69225.25)/2+17.25" office:value-type="float" office:value="17.25">
            <text:p>17.25</text:p>
          </table:table-cell>
          <table:table-cell/>
        </table:table-row>
        <table:table-row table:style-name="ro2">
          <table:table-cell office:value-type="string">
            <text:p>BurstShotCount</text:p>
          </table:table-cell>
          <table:table-cell table:formula="of:=[.B3]/233.333" office:value-type="float" office:value="0">
            <text:p>0</text:p>
          </table:table-cell>
          <table:table-cell/>
          <table:table-cell table:formula="of:=[.D3]/91.666" office:value-type="float" office:value="0">
            <text:p>0</text:p>
          </table:table-cell>
          <table:table-cell table:formula="of:=[.E3]/316.666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icksBetweenBurstShots</text:p>
          </table:table-cell>
          <table:table-cell table:formula="of:=3600/[.B3]" office:value-type="float" office:value="0">
            <text:p>#DIV/0!</text:p>
          </table:table-cell>
          <table:table-cell/>
          <table:table-cell table:formula="of:=3600/[.D3]" office:value-type="float" office:value="0">
            <text:p>#DIV/0!</text:p>
          </table:table-cell>
          <table:table-cell table:formula="of:=3600/[.E3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Price</text:p>
          </table:table-cell>
          <table:table-cell table:formula="of:=[.B16]*0.0054" office:value-type="float" office:value="-7112.124">
            <text:p>-7112.124</text:p>
          </table:table-cell>
          <table:table-cell table:formula="of:=[.C16]*0.008" office:value-type="float" office:value="-6728.832">
            <text:p>-6728.832</text:p>
          </table:table-cell>
          <table:table-cell table:formula="of:=[.D16]*0.0088" office:value-type="float" office:value="-12505.2048">
            <text:p>-12505.2048</text:p>
          </table:table-cell>
          <table:table-cell table:formula="of:=[.E16]*0.0105" office:value-type="float" office:value="-6136.3575">
            <text:p>-6136.3575</text:p>
          </table:table-cell>
          <table:table-cell table:formula="of:=[.F16]*0.0062" office:value-type="float" office:value="-8165.772">
            <text:p>-8165.772</text:p>
          </table:table-cell>
          <table:table-cell/>
        </table:table-row>
        <table:table-row table:style-name="ro2">
          <table:table-cell office:value-type="string">
            <text:p>WarmupTicks</text:p>
          </table:table-cell>
          <table:table-cell table:formula="of:=[.B10]*0.0225" office:value-type="float" office:value="0">
            <text:p>0</text:p>
          </table:table-cell>
          <table:table-cell table:formula="of:=[.C10]*0.0375" office:value-type="float" office:value="0">
            <text:p>0</text:p>
          </table:table-cell>
          <table:table-cell table:formula="of:=[.D10]*0.0104" office:value-type="float" office:value="0">
            <text:p>0</text:p>
          </table:table-cell>
          <table:table-cell table:formula="of:=[.E10]*0.028125" office:value-type="float" office:value="0">
            <text:p>0</text:p>
          </table:table-cell>
          <table:table-cell table:formula="of:=[.F10]*0.03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12/08/2016</text:date>, <text:time>08:4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Vernian</meta:initial-creator>
    <meta:creation-date>2016-12-08T07:27:56.99</meta:creation-date>
    <dc:date>2016-12-08T08:41:03.95</dc:date>
    <dc:creator>Jack Vernian</dc:creator>
    <meta:editing-duration>PT9M51S</meta:editing-duration>
    <meta:editing-cycles>1</meta:editing-cycles>
    <meta:document-statistic meta:table-count="3" meta:cell-count="157" meta:object-count="0"/>
    <meta:generator>OpenOffice/4.1.2$Win32 OpenOffice.org_project/412m3$Build-9782</meta:generator>
  </office:meta>
</office:document-meta>
</file>